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24pt"/>
    </style:style>
    <style:style style:name="co2" style:family="table-column">
      <style:table-column-properties fo:break-before="auto" style:column-width="36.7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596" calcext:value-type="float">
            <text:p>-596</text:p>
          </table:table-cell>
          <table:table-cell office:value-type="float" office:value="-214" calcext:value-type="float">
            <text:p>-21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femal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float" office:value="176.987783006584" calcext:value-type="float">
            <text:p>176.987783006584</text:p>
          </table:table-cell>
          <table:table-cell office:value-type="float" office:value="63.671260991535" calcext:value-type="float">
            <text:p>63.671260991535</text:p>
          </table:table-cell>
          <table:table-cell office:value-type="float" office:value="-1" calcext:value-type="float">
            <text:p>-1</text:p>
          </table:table-cell>
          <table:table-cell table:formula="of:=[.A3]*[.A$1]+[.B3]*[.B$1]+[.C$1]" office:value-type="float" office:value="12633.4221719349" calcext:value-type="float">
            <text:p>12633.4221719349</text:p>
          </table:table-cell>
          <table:table-cell table:formula="of:=IF([.D3]&gt;0;IF([.C3]&gt;0;&quot;true positive&quot;;&quot;false positive&quot;);IF([.C3]&lt;=0;&quot;true negative&quot;;&quot;false negative&quot;))" office:value-type="string" office:string-value="false positive" calcext:value-type="string">
            <text:p>false positive</text:p>
          </table:table-cell>
          <table:table-cell/>
          <table:table-cell office:value-type="string" calcext:value-type="string">
            <text:p>pred female</text:p>
          </table:table-cell>
          <table:table-cell table:formula="of:=COUNTIF([.E$3:.E$42];&quot;true positive&quot;)" office:value-type="float" office:value="12" calcext:value-type="float">
            <text:p>12</text:p>
          </table:table-cell>
          <table:table-cell table:formula="of:=COUNTIF([.E$3:.F$42];&quot;false positive&quot;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8.953852008995" calcext:value-type="float">
            <text:p>158.953852008995</text:p>
          </table:table-cell>
          <table:table-cell office:value-type="float" office:value="63.7800024977433" calcext:value-type="float">
            <text:p>63.7800024977433</text:p>
          </table:table-cell>
          <table:table-cell office:value-type="float" office:value="1" calcext:value-type="float">
            <text:p>1</text:p>
          </table:table-cell>
          <table:table-cell table:formula="of:=[.A4]*[.A$1]+[.B4]*[.B$1]+[.C$1]" office:value-type="float" office:value="7392.87403792655" calcext:value-type="float">
            <text:p>7392.87403792655</text:p>
          </table:table-cell>
          <table:table-cell table:formula="of:=IF([.D4]&gt;0;IF([.C4]&gt;0;&quot;true positive&quot;;&quot;false positive&quot;);IF([.C4]&lt;=0;&quot;true negative&quot;;&quot;false negative&quot;))" office:value-type="string" office:string-value="true positive" calcext:value-type="string">
            <text:p>true positive</text:p>
          </table:table-cell>
          <table:table-cell/>
          <table:table-cell office:value-type="string" calcext:value-type="string">
            <text:p>pred male</text:p>
          </table:table-cell>
          <table:table-cell table:formula="of:=COUNTIF([.E$3:.E$42];&quot;false negative&quot;)" office:value-type="float" office:value="8" calcext:value-type="float">
            <text:p>8</text:p>
          </table:table-cell>
          <table:table-cell table:formula="of:=COUNTIF([.E$3:.F$42];&quot;true negative&quot;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7.032905514828" calcext:value-type="float">
            <text:p>187.032905514828</text:p>
          </table:table-cell>
          <table:table-cell office:value-type="float" office:value="86.0795437398986" calcext:value-type="float">
            <text:p>86.0795437398986</text:p>
          </table:table-cell>
          <table:table-cell office:value-type="float" office:value="-1" calcext:value-type="float">
            <text:p>-1</text:p>
          </table:table-cell>
          <table:table-cell table:formula="of:=[.A5]*[.A$1]+[.B5]*[.B$1]+[.C$1]" office:value-type="float" office:value="2161.03581377603" calcext:value-type="float">
            <text:p>2161.03581377603</text:p>
          </table:table-cell>
          <table:table-cell table:formula="of:=IF([.D5]&gt;0;IF([.C5]&gt;0;&quot;true positive&quot;;&quot;false positive&quot;);IF([.C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0.0311871811" calcext:value-type="float">
            <text:p>160.0311871811</text:p>
          </table:table-cell>
          <table:table-cell office:value-type="float" office:value="46.7148766914824" calcext:value-type="float">
            <text:p>46.7148766914824</text:p>
          </table:table-cell>
          <table:table-cell office:value-type="float" office:value="1" calcext:value-type="float">
            <text:p>1</text:p>
          </table:table-cell>
          <table:table-cell table:formula="of:=[.A6]*[.A$1]+[.B6]*[.B$1]+[.C$1]" office:value-type="float" office:value="17872.8842128523" calcext:value-type="float">
            <text:p>17872.8842128523</text:p>
          </table:table-cell>
          <table:table-cell table:formula="of:=IF([.D6]&gt;0;IF([.C6]&gt;0;&quot;true positive&quot;;&quot;false positive&quot;);IF([.C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5.917564423547" calcext:value-type="float">
            <text:p>175.917564423547</text:p>
          </table:table-cell>
          <table:table-cell office:value-type="float" office:value="94.5731318450779" calcext:value-type="float">
            <text:p>94.5731318450779</text:p>
          </table:table-cell>
          <table:table-cell office:value-type="float" office:value="-1" calcext:value-type="float">
            <text:p>-1</text:p>
          </table:table-cell>
          <table:table-cell table:formula="of:=[.A7]*[.A$1]+[.B7]*[.B$1]+[.C$1]" office:value-type="float" office:value="-6091.24559010831" calcext:value-type="float">
            <text:p>-6091.24559010831</text:p>
          </table:table-cell>
          <table:table-cell table:formula="of:=IF([.D7]&gt;0;IF([.C7]&gt;0;&quot;true positive&quot;;&quot;false positive&quot;);IF([.C7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166.695025250776" calcext:value-type="float">
            <text:p>166.695025250776</text:p>
          </table:table-cell>
          <table:table-cell office:value-type="float" office:value="72.3167107199737" calcext:value-type="float">
            <text:p>72.3167107199737</text:p>
          </table:table-cell>
          <table:table-cell office:value-type="float" office:value="1" calcext:value-type="float">
            <text:p>1</text:p>
          </table:table-cell>
          <table:table-cell table:formula="of:=[.A8]*[.A$1]+[.B8]*[.B$1]+[.C$1]" office:value-type="float" office:value="4526.71265786838" calcext:value-type="float">
            <text:p>4526.71265786838</text:p>
          </table:table-cell>
          <table:table-cell table:formula="of:=IF([.D8]&gt;0;IF([.C8]&gt;0;&quot;true positive&quot;;&quot;false positive&quot;);IF([.C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3.056525661733" calcext:value-type="float">
            <text:p>173.056525661733</text:p>
          </table:table-cell>
          <table:table-cell office:value-type="float" office:value="83.1570805797203" calcext:value-type="float">
            <text:p>83.1570805797203</text:p>
          </table:table-cell>
          <table:table-cell office:value-type="float" office:value="-1" calcext:value-type="float">
            <text:p>-1</text:p>
          </table:table-cell>
          <table:table-cell table:formula="of:=[.A9]*[.A$1]+[.B9]*[.B$1]+[.C$1]" office:value-type="float" office:value="-108.397160595894" calcext:value-type="float">
            <text:p>-108.397160595894</text:p>
          </table:table-cell>
          <table:table-cell table:formula="of:=IF([.D9]&gt;0;IF([.C9]&gt;0;&quot;true positive&quot;;&quot;false positive&quot;);IF([.C9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161.500915674996" calcext:value-type="float">
            <text:p>161.500915674996</text:p>
          </table:table-cell>
          <table:table-cell office:value-type="float" office:value="83.984389347814" calcext:value-type="float">
            <text:p>83.984389347814</text:p>
          </table:table-cell>
          <table:table-cell office:value-type="float" office:value="1" calcext:value-type="float">
            <text:p>1</text:p>
          </table:table-cell>
          <table:table-cell table:formula="of:=[.A10]*[.A$1]+[.B10]*[.B$1]+[.C$1]" office:value-type="float" office:value="-3917.9332525733" calcext:value-type="float">
            <text:p>-3917.9332525733</text:p>
          </table:table-cell>
          <table:table-cell table:formula="of:=IF([.D10]&gt;0;IF([.C10]&gt;0;&quot;true positive&quot;;&quot;false positive&quot;);IF([.C10]&lt;=0;&quot;true negative&quot;;&quot;false negative&quot;))" office:value-type="string" office:string-value="false negative" calcext:value-type="string">
            <text:p>false negative</text:p>
          </table:table-cell>
          <table:table-cell table:number-columns-repeated="4"/>
        </table:table-row>
        <table:table-row table:style-name="ro1">
          <table:table-cell office:value-type="float" office:value="171.22327609809" calcext:value-type="float">
            <text:p>171.22327609809</text:p>
          </table:table-cell>
          <table:table-cell office:value-type="float" office:value="87.4730723403417" calcext:value-type="float">
            <text:p>87.4730723403417</text:p>
          </table:table-cell>
          <table:table-cell office:value-type="float" office:value="-1" calcext:value-type="float">
            <text:p>-1</text:p>
          </table:table-cell>
          <table:table-cell table:formula="of:=[.A11]*[.A$1]+[.B11]*[.B$1]+[.C$1]" office:value-type="float" office:value="-3206.87087469175" calcext:value-type="float">
            <text:p>-3206.87087469175</text:p>
          </table:table-cell>
          <table:table-cell table:formula="of:=IF([.D11]&gt;0;IF([.C11]&gt;0;&quot;true positive&quot;;&quot;false positive&quot;);IF([.C11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158.937972627793" calcext:value-type="float">
            <text:p>158.937972627793</text:p>
          </table:table-cell>
          <table:table-cell office:value-type="float" office:value="58.30875953219" calcext:value-type="float">
            <text:p>58.30875953219</text:p>
          </table:table-cell>
          <table:table-cell office:value-type="float" office:value="1" calcext:value-type="float">
            <text:p>1</text:p>
          </table:table-cell>
          <table:table-cell table:formula="of:=[.A12]*[.A$1]+[.B12]*[.B$1]+[.C$1]" office:value-type="float" office:value="10649.1774629913" calcext:value-type="float">
            <text:p>10649.1774629913</text:p>
          </table:table-cell>
          <table:table-cell table:formula="of:=IF([.D12]&gt;0;IF([.C12]&gt;0;&quot;true positive&quot;;&quot;false positive&quot;);IF([.C1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5.199365511512" calcext:value-type="float">
            <text:p>185.199365511512</text:p>
          </table:table-cell>
          <table:table-cell office:value-type="float" office:value="95.4899383985019" calcext:value-type="float">
            <text:p>95.4899383985019</text:p>
          </table:table-cell>
          <table:table-cell office:value-type="float" office:value="-1" calcext:value-type="float">
            <text:p>-1</text:p>
          </table:table-cell>
          <table:table-cell table:formula="of:=[.A13]*[.A$1]+[.B13]*[.B$1]+[.C$1]" office:value-type="float" office:value="-3973.78538370325" calcext:value-type="float">
            <text:p>-3973.78538370325</text:p>
          </table:table-cell>
          <table:table-cell table:formula="of:=IF([.D13]&gt;0;IF([.C13]&gt;0;&quot;true positive&quot;;&quot;false positive&quot;);IF([.C13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163.479778248479" calcext:value-type="float">
            <text:p>163.479778248479</text:p>
          </table:table-cell>
          <table:table-cell office:value-type="float" office:value="104.465112780783" calcext:value-type="float">
            <text:p>104.465112780783</text:p>
          </table:table-cell>
          <table:table-cell office:value-type="float" office:value="1" calcext:value-type="float">
            <text:p>1</text:p>
          </table:table-cell>
          <table:table-cell table:formula="of:=[.A14]*[.A$1]+[.B14]*[.B$1]+[.C$1]" office:value-type="float" office:value="-15556.5108600334" calcext:value-type="float">
            <text:p>-15556.5108600334</text:p>
          </table:table-cell>
          <table:table-cell table:formula="of:=IF([.D14]&gt;0;IF([.C14]&gt;0;&quot;true positive&quot;;&quot;false positive&quot;);IF([.C14]&lt;=0;&quot;true negative&quot;;&quot;false negative&quot;))" office:value-type="string" office:string-value="false negative" calcext:value-type="string">
            <text:p>false negative</text:p>
          </table:table-cell>
          <table:table-cell table:number-columns-repeated="4"/>
        </table:table-row>
        <table:table-row table:style-name="ro1">
          <table:table-cell office:value-type="float" office:value="177.322387023175" calcext:value-type="float">
            <text:p>177.322387023175</text:p>
          </table:table-cell>
          <table:table-cell office:value-type="float" office:value="89.9447002926408" calcext:value-type="float">
            <text:p>89.9447002926408</text:p>
          </table:table-cell>
          <table:table-cell office:value-type="float" office:value="-1" calcext:value-type="float">
            <text:p>-1</text:p>
          </table:table-cell>
          <table:table-cell table:formula="of:=[.A15]*[.A$1]+[.B15]*[.B$1]+[.C$1]" office:value-type="float" office:value="-2929.51629876264" calcext:value-type="float">
            <text:p>-2929.51629876264</text:p>
          </table:table-cell>
          <table:table-cell table:formula="of:=IF([.D15]&gt;0;IF([.C15]&gt;0;&quot;true positive&quot;;&quot;false positive&quot;);IF([.C15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163.98924094707" calcext:value-type="float">
            <text:p>163.98924094707</text:p>
          </table:table-cell>
          <table:table-cell office:value-type="float" office:value="61.0425121266304" calcext:value-type="float">
            <text:p>61.0425121266304</text:p>
          </table:table-cell>
          <table:table-cell office:value-type="float" office:value="1" calcext:value-type="float">
            <text:p>1</text:p>
          </table:table-cell>
          <table:table-cell table:formula="of:=[.A16]*[.A$1]+[.B16]*[.B$1]+[.C$1]" office:value-type="float" office:value="10469.5749243373" calcext:value-type="float">
            <text:p>10469.5749243373</text:p>
          </table:table-cell>
          <table:table-cell table:formula="of:=IF([.D16]&gt;0;IF([.C16]&gt;0;&quot;true positive&quot;;&quot;false positive&quot;);IF([.C1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8.937991307336" calcext:value-type="float">
            <text:p>178.937991307336</text:p>
          </table:table-cell>
          <table:table-cell office:value-type="float" office:value="102.187120503171" calcext:value-type="float">
            <text:p>102.187120503171</text:p>
          </table:table-cell>
          <table:table-cell office:value-type="float" office:value="-1" calcext:value-type="float">
            <text:p>-1</text:p>
          </table:table-cell>
          <table:table-cell table:formula="of:=[.A17]*[.A$1]+[.B17]*[.B$1]+[.C$1]" office:value-type="float" office:value="-9762.32031468453" calcext:value-type="float">
            <text:p>-9762.32031468453</text:p>
          </table:table-cell>
          <table:table-cell table:formula="of:=IF([.D17]&gt;0;IF([.C17]&gt;0;&quot;true positive&quot;;&quot;false positive&quot;);IF([.C17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172.599315532741" calcext:value-type="float">
            <text:p>172.599315532741</text:p>
          </table:table-cell>
          <table:table-cell office:value-type="float" office:value="62.8640373787914" calcext:value-type="float">
            <text:p>62.8640373787914</text:p>
          </table:table-cell>
          <table:table-cell office:value-type="float" office:value="1" calcext:value-type="float">
            <text:p>1</text:p>
          </table:table-cell>
          <table:table-cell table:formula="of:=[.A18]*[.A$1]+[.B18]*[.B$1]+[.C$1]" office:value-type="float" office:value="11855.0372801371" calcext:value-type="float">
            <text:p>11855.0372801371</text:p>
          </table:table-cell>
          <table:table-cell table:formula="of:=IF([.D18]&gt;0;IF([.C18]&gt;0;&quot;true positive&quot;;&quot;false positive&quot;);IF([.C1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8.185802361313" calcext:value-type="float">
            <text:p>178.185802361313</text:p>
          </table:table-cell>
          <table:table-cell office:value-type="float" office:value="68.2774015430908" calcext:value-type="float">
            <text:p>68.2774015430908</text:p>
          </table:table-cell>
          <table:table-cell office:value-type="float" office:value="-1" calcext:value-type="float">
            <text:p>-1</text:p>
          </table:table-cell>
          <table:table-cell table:formula="of:=[.A19]*[.A$1]+[.B19]*[.B$1]+[.C$1]" office:value-type="float" office:value="10231.9939580148" calcext:value-type="float">
            <text:p>10231.9939580148</text:p>
          </table:table-cell>
          <table:table-cell table:formula="of:=IF([.D19]&gt;0;IF([.C19]&gt;0;&quot;true positive&quot;;&quot;false positive&quot;);IF([.C1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6.395458735288" calcext:value-type="float">
            <text:p>156.395458735288</text:p>
          </table:table-cell>
          <table:table-cell office:value-type="float" office:value="75.9595804838953" calcext:value-type="float">
            <text:p>75.9595804838953</text:p>
          </table:table-cell>
          <table:table-cell office:value-type="float" office:value="1" calcext:value-type="float">
            <text:p>1</text:p>
          </table:table-cell>
          <table:table-cell table:formula="of:=[.A20]*[.A$1]+[.B20]*[.B$1]+[.C$1]" office:value-type="float" office:value="-600.41331137401" calcext:value-type="float">
            <text:p>-600.41331137401</text:p>
          </table:table-cell>
          <table:table-cell table:formula="of:=IF([.D20]&gt;0;IF([.C20]&gt;0;&quot;true positive&quot;;&quot;false positive&quot;);IF([.C20]&lt;=0;&quot;true negative&quot;;&quot;false negative&quot;))" office:value-type="string" office:string-value="false negative" calcext:value-type="string">
            <text:p>false negative</text:p>
          </table:table-cell>
          <table:table-cell table:number-columns-repeated="4"/>
        </table:table-row>
        <table:table-row table:style-name="ro1">
          <table:table-cell office:value-type="float" office:value="169.91997756954" calcext:value-type="float">
            <text:p>169.91997756954</text:p>
          </table:table-cell>
          <table:table-cell office:value-type="float" office:value="68.0974675569402" calcext:value-type="float">
            <text:p>68.0974675569402</text:p>
          </table:table-cell>
          <table:table-cell office:value-type="float" office:value="-1" calcext:value-type="float">
            <text:p>-1</text:p>
          </table:table-cell>
          <table:table-cell table:formula="of:=[.A21]*[.A$1]+[.B21]*[.B$1]+[.C$1]" office:value-type="float" office:value="7966.94289852176" calcext:value-type="float">
            <text:p>7966.94289852176</text:p>
          </table:table-cell>
          <table:table-cell table:formula="of:=IF([.D21]&gt;0;IF([.C21]&gt;0;&quot;true positive&quot;;&quot;false positive&quot;);IF([.C2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9.150155244328" calcext:value-type="float">
            <text:p>159.150155244328</text:p>
          </table:table-cell>
          <table:table-cell office:value-type="float" office:value="80.0969372734469" calcext:value-type="float">
            <text:p>80.0969372734469</text:p>
          </table:table-cell>
          <table:table-cell office:value-type="float" office:value="1" calcext:value-type="float">
            <text:p>1</text:p>
          </table:table-cell>
          <table:table-cell table:formula="of:=[.A22]*[.A$1]+[.B22]*[.B$1]+[.C$1]" office:value-type="float" office:value="-2275.68005985232" calcext:value-type="float">
            <text:p>-2275.68005985232</text:p>
          </table:table-cell>
          <table:table-cell table:formula="of:=IF([.D22]&gt;0;IF([.C22]&gt;0;&quot;true positive&quot;;&quot;false positive&quot;);IF([.C22]&lt;=0;&quot;true negative&quot;;&quot;false negative&quot;))" office:value-type="string" office:string-value="false negative" calcext:value-type="string">
            <text:p>false negative</text:p>
          </table:table-cell>
          <table:table-cell table:number-columns-repeated="4"/>
        </table:table-row>
        <table:table-row table:style-name="ro1">
          <table:table-cell office:value-type="float" office:value="175.775198510127" calcext:value-type="float">
            <text:p>175.775198510127</text:p>
          </table:table-cell>
          <table:table-cell office:value-type="float" office:value="92.7316240108482" calcext:value-type="float">
            <text:p>92.7316240108482</text:p>
          </table:table-cell>
          <table:table-cell office:value-type="float" office:value="-1" calcext:value-type="float">
            <text:p>-1</text:p>
          </table:table-cell>
          <table:table-cell table:formula="of:=[.A23]*[.A$1]+[.B23]*[.B$1]+[.C$1]" office:value-type="float" office:value="-5034.56593805904" calcext:value-type="float">
            <text:p>-5034.56593805904</text:p>
          </table:table-cell>
          <table:table-cell table:formula="of:=IF([.D23]&gt;0;IF([.C23]&gt;0;&quot;true positive&quot;;&quot;false positive&quot;);IF([.C23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146.7007232509" calcext:value-type="float">
            <text:p>146.7007232509</text:p>
          </table:table-cell>
          <table:table-cell office:value-type="float" office:value="60.3834855064354" calcext:value-type="float">
            <text:p>60.3834855064354</text:p>
          </table:table-cell>
          <table:table-cell office:value-type="float" office:value="1" calcext:value-type="float">
            <text:p>1</text:p>
          </table:table-cell>
          <table:table-cell table:formula="of:=[.A24]*[.A$1]+[.B24]*[.B$1]+[.C$1]" office:value-type="float" office:value="5900.55021117286" calcext:value-type="float">
            <text:p>5900.55021117286</text:p>
          </table:table-cell>
          <table:table-cell table:formula="of:=IF([.D24]&gt;0;IF([.C24]&gt;0;&quot;true positive&quot;;&quot;false positive&quot;);IF([.C2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4.627320014086" calcext:value-type="float">
            <text:p>184.627320014086</text:p>
          </table:table-cell>
          <table:table-cell office:value-type="float" office:value="115.316767354655" calcext:value-type="float">
            <text:p>115.316767354655</text:p>
          </table:table-cell>
          <table:table-cell office:value-type="float" office:value="-1" calcext:value-type="float">
            <text:p>-1</text:p>
          </table:table-cell>
          <table:table-cell table:formula="of:=[.A25]*[.A$1]+[.B25]*[.B$1]+[.C$1]" office:value-type="float" office:value="-15954.7524993316" calcext:value-type="float">
            <text:p>-15954.7524993316</text:p>
          </table:table-cell>
          <table:table-cell table:formula="of:=IF([.D25]&gt;0;IF([.C25]&gt;0;&quot;true positive&quot;;&quot;false positive&quot;);IF([.C25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163.314866594167" calcext:value-type="float">
            <text:p>163.314866594167</text:p>
          </table:table-cell>
          <table:table-cell office:value-type="float" office:value="45.2677094810336" calcext:value-type="float">
            <text:p>45.2677094810336</text:p>
          </table:table-cell>
          <table:table-cell office:value-type="float" office:value="1" calcext:value-type="float">
            <text:p>1</text:p>
          </table:table-cell>
          <table:table-cell table:formula="of:=[.A26]*[.A$1]+[.B26]*[.B$1]+[.C$1]" office:value-type="float" office:value="19677.81186183" calcext:value-type="float">
            <text:p>19677.81186183</text:p>
          </table:table-cell>
          <table:table-cell table:formula="of:=IF([.D26]&gt;0;IF([.C26]&gt;0;&quot;true positive&quot;;&quot;false positive&quot;);IF([.C2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4.099905876339" calcext:value-type="float">
            <text:p>174.099905876339</text:p>
          </table:table-cell>
          <table:table-cell office:value-type="float" office:value="76.9730966194932" calcext:value-type="float">
            <text:p>76.9730966194932</text:p>
          </table:table-cell>
          <table:table-cell office:value-type="float" office:value="-1" calcext:value-type="float">
            <text:p>-1</text:p>
          </table:table-cell>
          <table:table-cell table:formula="of:=[.A27]*[.A$1]+[.B27]*[.B$1]+[.C$1]" office:value-type="float" office:value="3876.70740129132" calcext:value-type="float">
            <text:p>3876.70740129132</text:p>
          </table:table-cell>
          <table:table-cell table:formula="of:=IF([.D27]&gt;0;IF([.C27]&gt;0;&quot;true positive&quot;;&quot;false positive&quot;);IF([.C2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70.292089211904" calcext:value-type="float">
            <text:p>170.292089211904</text:p>
          </table:table-cell>
          <table:table-cell office:value-type="float" office:value="90.2128982208686" calcext:value-type="float">
            <text:p>90.2128982208686</text:p>
          </table:table-cell>
          <table:table-cell office:value-type="float" office:value="1" calcext:value-type="float">
            <text:p>1</text:p>
          </table:table-cell>
          <table:table-cell table:formula="of:=[.A28]*[.A$1]+[.B28]*[.B$1]+[.C$1]" office:value-type="float" office:value="-5107.05773582121" calcext:value-type="float">
            <text:p>-5107.05773582121</text:p>
          </table:table-cell>
          <table:table-cell table:formula="of:=IF([.D28]&gt;0;IF([.C28]&gt;0;&quot;true positive&quot;;&quot;false positive&quot;);IF([.C28]&lt;=0;&quot;true negative&quot;;&quot;false negative&quot;))" office:value-type="string" office:string-value="false negative" calcext:value-type="string">
            <text:p>false negative</text:p>
          </table:table-cell>
          <table:table-cell table:number-columns-repeated="4"/>
        </table:table-row>
        <table:table-row table:style-name="ro1">
          <table:table-cell office:value-type="float" office:value="169.554598591079" calcext:value-type="float">
            <text:p>169.554598591079</text:p>
          </table:table-cell>
          <table:table-cell office:value-type="float" office:value="89.0198383336301" calcext:value-type="float">
            <text:p>89.0198383336301</text:p>
          </table:table-cell>
          <table:table-cell office:value-type="float" office:value="-1" calcext:value-type="float">
            <text:p>-1</text:p>
          </table:table-cell>
          <table:table-cell table:formula="of:=[.A29]*[.A$1]+[.B29]*[.B$1]+[.C$1]" office:value-type="float" office:value="-4607.6538512039" calcext:value-type="float">
            <text:p>-4607.6538512039</text:p>
          </table:table-cell>
          <table:table-cell table:formula="of:=IF([.D29]&gt;0;IF([.C29]&gt;0;&quot;true positive&quot;;&quot;false positive&quot;);IF([.C29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165.036141869331" calcext:value-type="float">
            <text:p>165.036141869331</text:p>
          </table:table-cell>
          <table:table-cell office:value-type="float" office:value="59.3805697178141" calcext:value-type="float">
            <text:p>59.3805697178141</text:p>
          </table:table-cell>
          <table:table-cell office:value-type="float" office:value="1" calcext:value-type="float">
            <text:p>1</text:p>
          </table:table-cell>
          <table:table-cell table:formula="of:=[.A30]*[.A$1]+[.B30]*[.B$1]+[.C$1]" office:value-type="float" office:value="11760.5531646809" calcext:value-type="float">
            <text:p>11760.5531646809</text:p>
          </table:table-cell>
          <table:table-cell table:formula="of:=IF([.D30]&gt;0;IF([.C30]&gt;0;&quot;true positive&quot;;&quot;false positive&quot;);IF([.C3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2.42205151005" calcext:value-type="float">
            <text:p>182.42205151005</text:p>
          </table:table-cell>
          <table:table-cell office:value-type="float" office:value="118.305248055464" calcext:value-type="float">
            <text:p>118.305248055464</text:p>
          </table:table-cell>
          <table:table-cell office:value-type="float" office:value="-1" calcext:value-type="float">
            <text:p>-1</text:p>
          </table:table-cell>
          <table:table-cell table:formula="of:=[.A31]*[.A$1]+[.B31]*[.B$1]+[.C$1]" office:value-type="float" office:value="-18368.7990576718" calcext:value-type="float">
            <text:p>-18368.7990576718</text:p>
          </table:table-cell>
          <table:table-cell table:formula="of:=IF([.D31]&gt;0;IF([.C31]&gt;0;&quot;true positive&quot;;&quot;false positive&quot;);IF([.C31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169.960768136275" calcext:value-type="float">
            <text:p>169.960768136275</text:p>
          </table:table-cell>
          <table:table-cell office:value-type="float" office:value="82.6526570298074" calcext:value-type="float">
            <text:p>82.6526570298074</text:p>
          </table:table-cell>
          <table:table-cell office:value-type="float" office:value="1" calcext:value-type="float">
            <text:p>1</text:p>
          </table:table-cell>
          <table:table-cell table:formula="of:=[.A32]*[.A$1]+[.B32]*[.B$1]+[.C$1]" office:value-type="float" office:value="-696.243134654273" calcext:value-type="float">
            <text:p>-696.243134654273</text:p>
          </table:table-cell>
          <table:table-cell table:formula="of:=IF([.D32]&gt;0;IF([.C32]&gt;0;&quot;true positive&quot;;&quot;false positive&quot;);IF([.C32]&lt;=0;&quot;true negative&quot;;&quot;false negative&quot;))" office:value-type="string" office:string-value="false negative" calcext:value-type="string">
            <text:p>false negative</text:p>
          </table:table-cell>
          <table:table-cell table:number-columns-repeated="4"/>
        </table:table-row>
        <table:table-row table:style-name="ro1">
          <table:table-cell office:value-type="float" office:value="173.766681874677" calcext:value-type="float">
            <text:p>173.766681874677</text:p>
          </table:table-cell>
          <table:table-cell office:value-type="float" office:value="110.104948262418" calcext:value-type="float">
            <text:p>110.104948262418</text:p>
          </table:table-cell>
          <table:table-cell office:value-type="float" office:value="-1" calcext:value-type="float">
            <text:p>-1</text:p>
          </table:table-cell>
          <table:table-cell table:formula="of:=[.A33]*[.A$1]+[.B33]*[.B$1]+[.C$1]" office:value-type="float" office:value="-15965.5114663686" calcext:value-type="float">
            <text:p>-15965.5114663686</text:p>
          </table:table-cell>
          <table:table-cell table:formula="of:=IF([.D33]&gt;0;IF([.C33]&gt;0;&quot;true positive&quot;;&quot;false positive&quot;);IF([.C33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173.475478632976" calcext:value-type="float">
            <text:p>173.475478632976</text:p>
          </table:table-cell>
          <table:table-cell office:value-type="float" office:value="93.635382576725" calcext:value-type="float">
            <text:p>93.635382576725</text:p>
          </table:table-cell>
          <table:table-cell office:value-type="float" office:value="1" calcext:value-type="float">
            <text:p>1</text:p>
          </table:table-cell>
          <table:table-cell table:formula="of:=[.A34]*[.A$1]+[.B34]*[.B$1]+[.C$1]" office:value-type="float" office:value="-6233.22564806392" calcext:value-type="float">
            <text:p>-6233.22564806392</text:p>
          </table:table-cell>
          <table:table-cell table:formula="of:=IF([.D34]&gt;0;IF([.C34]&gt;0;&quot;true positive&quot;;&quot;false positive&quot;);IF([.C34]&lt;=0;&quot;true negative&quot;;&quot;false negative&quot;))" office:value-type="string" office:string-value="false negative" calcext:value-type="string">
            <text:p>false negative</text:p>
          </table:table-cell>
          <table:table-cell table:number-columns-repeated="4"/>
        </table:table-row>
        <table:table-row table:style-name="ro1">
          <table:table-cell office:value-type="float" office:value="192.454963237949" calcext:value-type="float">
            <text:p>192.454963237949</text:p>
          </table:table-cell>
          <table:table-cell office:value-type="float" office:value="121.906962132963" calcext:value-type="float">
            <text:p>121.906962132963</text:p>
          </table:table-cell>
          <table:table-cell office:value-type="float" office:value="-1" calcext:value-type="float">
            <text:p>-1</text:p>
          </table:table-cell>
          <table:table-cell table:formula="of:=[.A35]*[.A$1]+[.B35]*[.B$1]+[.C$1]" office:value-type="float" office:value="-17635.9749819545" calcext:value-type="float">
            <text:p>-17635.9749819545</text:p>
          </table:table-cell>
          <table:table-cell table:formula="of:=IF([.D35]&gt;0;IF([.C35]&gt;0;&quot;true positive&quot;;&quot;false positive&quot;);IF([.C35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166.693716392292" calcext:value-type="float">
            <text:p>166.693716392292</text:p>
          </table:table-cell>
          <table:table-cell office:value-type="float" office:value="115.157204308599" calcext:value-type="float">
            <text:p>115.157204308599</text:p>
          </table:table-cell>
          <table:table-cell office:value-type="float" office:value="1" calcext:value-type="float">
            <text:p>1</text:p>
          </table:table-cell>
          <table:table-cell table:formula="of:=[.A36]*[.A$1]+[.B36]*[.B$1]+[.C$1]" office:value-type="float" office:value="-21006.597163337" calcext:value-type="float">
            <text:p>-21006.597163337</text:p>
          </table:table-cell>
          <table:table-cell table:formula="of:=IF([.D36]&gt;0;IF([.C36]&gt;0;&quot;true positive&quot;;&quot;false positive&quot;);IF([.C36]&lt;=0;&quot;true negative&quot;;&quot;false negative&quot;))" office:value-type="string" office:string-value="false negative" calcext:value-type="string">
            <text:p>false negative</text:p>
          </table:table-cell>
          <table:table-cell table:number-columns-repeated="4"/>
        </table:table-row>
        <table:table-row table:style-name="ro1">
          <table:table-cell office:value-type="float" office:value="186.083639512119" calcext:value-type="float">
            <text:p>186.083639512119</text:p>
          </table:table-cell>
          <table:table-cell office:value-type="float" office:value="98.6865269141131" calcext:value-type="float">
            <text:p>98.6865269141131</text:p>
          </table:table-cell>
          <table:table-cell office:value-type="float" office:value="-1" calcext:value-type="float">
            <text:p>-1</text:p>
          </table:table-cell>
          <table:table-cell table:formula="of:=[.A37]*[.A$1]+[.B37]*[.B$1]+[.C$1]" office:value-type="float" office:value="-5625.16550083325" calcext:value-type="float">
            <text:p>-5625.16550083325</text:p>
          </table:table-cell>
          <table:table-cell table:formula="of:=IF([.D37]&gt;0;IF([.C37]&gt;0;&quot;true positive&quot;;&quot;false positive&quot;);IF([.C37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153.227648376569" calcext:value-type="float">
            <text:p>153.227648376569</text:p>
          </table:table-cell>
          <table:table-cell office:value-type="float" office:value="57.0121957246872" calcext:value-type="float">
            <text:p>57.0121957246872</text:p>
          </table:table-cell>
          <table:table-cell office:value-type="float" office:value="1" calcext:value-type="float">
            <text:p>1</text:p>
          </table:table-cell>
          <table:table-cell table:formula="of:=[.A38]*[.A$1]+[.B38]*[.B$1]+[.C$1]" office:value-type="float" office:value="9783.06643216181" calcext:value-type="float">
            <text:p>9783.06643216181</text:p>
          </table:table-cell>
          <table:table-cell table:formula="of:=IF([.D38]&gt;0;IF([.C38]&gt;0;&quot;true positive&quot;;&quot;false positive&quot;);IF([.C3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92.198574013755" calcext:value-type="float">
            <text:p>192.198574013755</text:p>
          </table:table-cell>
          <table:table-cell office:value-type="float" office:value="99.9657980251937" calcext:value-type="float">
            <text:p>99.9657980251937</text:p>
          </table:table-cell>
          <table:table-cell office:value-type="float" office:value="-1" calcext:value-type="float">
            <text:p>-1</text:p>
          </table:table-cell>
          <table:table-cell table:formula="of:=[.A39]*[.A$1]+[.B39]*[.B$1]+[.C$1]" office:value-type="float" office:value="-4632.62488106779" calcext:value-type="float">
            <text:p>-4632.62488106779</text:p>
          </table:table-cell>
          <table:table-cell table:formula="of:=IF([.D39]&gt;0;IF([.C39]&gt;0;&quot;true positive&quot;;&quot;false positive&quot;);IF([.C39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156.862144808779" calcext:value-type="float">
            <text:p>156.862144808779</text:p>
          </table:table-cell>
          <table:table-cell office:value-type="float" office:value="62.4350930515512" calcext:value-type="float">
            <text:p>62.4350930515512</text:p>
          </table:table-cell>
          <table:table-cell office:value-type="float" office:value="1" calcext:value-type="float">
            <text:p>1</text:p>
          </table:table-cell>
          <table:table-cell table:formula="of:=[.A40]*[.A$1]+[.B40]*[.B$1]+[.C$1]" office:value-type="float" office:value="7594.12010139513" calcext:value-type="float">
            <text:p>7594.12010139513</text:p>
          </table:table-cell>
          <table:table-cell table:formula="of:=IF([.D40]&gt;0;IF([.C40]&gt;0;&quot;true positive&quot;;&quot;false positive&quot;);IF([.C4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4.841824263828" calcext:value-type="float">
            <text:p>174.841824263828</text:p>
          </table:table-cell>
          <table:table-cell office:value-type="float" office:value="86.663378398089" calcext:value-type="float">
            <text:p>86.663378398089</text:p>
          </table:table-cell>
          <table:table-cell office:value-type="float" office:value="-1" calcext:value-type="float">
            <text:p>-1</text:p>
          </table:table-cell>
          <table:table-cell table:formula="of:=[.A41]*[.A$1]+[.B41]*[.B$1]+[.C$1]" office:value-type="float" office:value="-1685.7699615424" calcext:value-type="float">
            <text:p>-1685.7699615424</text:p>
          </table:table-cell>
          <table:table-cell table:formula="of:=IF([.D41]&gt;0;IF([.C41]&gt;0;&quot;true positive&quot;;&quot;false positive&quot;);IF([.C41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156.384480071479" calcext:value-type="float">
            <text:p>156.384480071479</text:p>
          </table:table-cell>
          <table:table-cell office:value-type="float" office:value="74.5653790717606" calcext:value-type="float">
            <text:p>74.5653790717606</text:p>
          </table:table-cell>
          <table:table-cell office:value-type="float" office:value="1" calcext:value-type="float">
            <text:p>1</text:p>
          </table:table-cell>
          <table:table-cell table:formula="of:=[.A42]*[.A$1]+[.B42]*[.B$1]+[.C$1]" office:value-type="float" office:value="227.379853745158" calcext:value-type="float">
            <text:p>227.379853745158</text:p>
          </table:table-cell>
          <table:table-cell table:formula="of:=IF([.D42]&gt;0;IF([.C42]&gt;0;&quot;true positive&quot;;&quot;false positive&quot;);IF([.C4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2T20:16:01.677000000</dc:date>
    <meta:editing-duration>PT4M52S</meta:editing-duration>
    <meta:editing-cycles>1</meta:editing-cycles>
    <meta:document-statistic meta:table-count="1" meta:cell-count="211" meta:object-count="0"/>
    <meta:generator>LibreOffice/5.3.2.2$Windows_X86_64 LibreOffice_project/6cd4f1ef626f15116896b1d8e1398b56da0d0ee1</meta:generator>
  </office:meta>
</office:document-meta>
</file>